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A00000425C8783659.png" manifest:media-type="image/png"/>
  <manifest:file-entry manifest:full-path="Pictures/100000000000036C00000383B4788025.png" manifest:media-type="image/png"/>
  <manifest:file-entry manifest:full-path="Pictures/100000000000036C000004180FECB67D.png" manifest:media-type="image/png"/>
  <manifest:file-entry manifest:full-path="Pictures/10000000000003B00000040E5BC32CE3.png" manifest:media-type="image/png"/>
  <manifest:file-entry manifest:full-path="Pictures/100000000000035D0000036DD4C86BC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in" svg:y="0.098in" svg:width="6.9252in" svg:height="7.0535in" draw:z-index="0"><draw:image xlink:href="Pictures/100000000000035D0000036DD4C86BC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2" draw:name="Image2" text:anchor-type="char" svg:width="6.9252in" svg:height="7.6138in" draw:z-index="1"><draw:image xlink:href="Pictures/10000000000003B00000040E5BC32CE3.png" xlink:type="simple" xlink:show="embed" xlink:actuate="onLoad" draw:mime-type="image/png"/></draw:frame><text:soft-page-break/></text:p>
      <text:p text:style-name="Standard"><text:soft-page-break/></text:p>
      <text:p text:style-name="Standard"><draw:frame draw:style-name="fr1" draw:name="Image3" text:anchor-type="char" svg:x="-0.1102in" svg:y="0.152in" svg:width="6.9252in" svg:height="8.1098in" draw:z-index="2"><draw:image xlink:href="Pictures/100000000000038A00000425C878365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Image4" text:anchor-type="char" svg:width="6.9252in" svg:height="8.2839in" draw:z-index="3"><draw:image xlink:href="Pictures/100000000000036C000004180FECB67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Image5" text:anchor-type="char" svg:width="6.9252in" svg:height="7.1063in" draw:z-index="4"><draw:image xlink:href="Pictures/100000000000036C00000383B478802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5T18:04:24.684103966</meta:creation-date>
    <meta:editing-duration>PT2M33S</meta:editing-duration>
    <meta:editing-cycles>2</meta:editing-cycles>
    <meta:generator>LibreOffice/25.8.1.1$Linux_X86_64 LibreOffice_project/580$Build-1</meta:generator>
    <dc:date>2025-10-05T18:06:57.451430230</dc:date>
    <meta:document-statistic meta:table-count="0" meta:image-count="5" meta:object-count="0" meta:page-count="6" meta:paragraph-count="0" meta:word-count="0" meta:character-count="0" meta:non-whitespace-character-count="0"/>
  </office:meta>
</office:document-meta>
</file>